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0f7e28393d51b5879d495f8a68368d4c.png"/>
  <manifest:file-entry manifest:media-type="image/png" manifest:full-path="Pictures/4acca9728f3b5960cd0af181cf8226a7.png"/>
  <manifest:file-entry manifest:media-type="image/png" manifest:full-path="Pictures/baff686731d80579c5a5642dd9e20135.png"/>
  <manifest:file-entry manifest:media-type="image/png" manifest:full-path="Pictures/057190158e9e50d95a3297d95608dd0f.png"/>
  <manifest:file-entry manifest:media-type="image/png" manifest:full-path="Pictures/46357803739e31052c8696b5259b84dd.png"/>
  <manifest:file-entry manifest:media-type="image/png" manifest:full-path="Pictures/0d7aadfc201d67a77f55d8b47ff1bf0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ef6f2ceed818456c7a962b37a47de1b8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ef6f2ceed818456c7a962b37a47de1b8">
       <text:span text:style-name="T_a166147084ec7151ebf561247f08d94a">LTE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0f7e28393d51b5879d495f8a68368d4c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4acca9728f3b5960cd0af181cf8226a7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baff686731d80579c5a5642dd9e20135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057190158e9e50d95a3297d95608dd0f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46357803739e31052c8696b5259b84dd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0d7aadfc201d67a77f55d8b47ff1bf07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0:52:43.000</dc:date>
    <dc:description>Sample 07 Description</dc:description>
    <dc:subject>Sample 07 Subject</dc:subject>
    <dc:title>Sample 07 Title</dc:title>
    <meta:creation-date>2015-04-16T00:52:43.000</meta:creation-date>
    <meta:initial-creator>HAT Developer</meta:initial-creator>
    <meta:keyword>office 2007 openxml libreoffice odt php</meta:keyword>
  </office:meta>
</office:document-meta>
</file>